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f3750" officeooo:paragraph-rsid="000f3750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6pt" officeooo:rsid="000f3750" officeooo:paragraph-rsid="000f3750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fo:font-size="16pt" officeooo:rsid="000f3750" officeooo:paragraph-rsid="00118903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fo:font-size="16pt" officeooo:rsid="00118903" officeooo:paragraph-rsid="00118903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fo:font-size="16pt" officeooo:rsid="0012eefc" officeooo:paragraph-rsid="0012eefc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102c75" officeooo:paragraph-rsid="00102c75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rsid="00102c75" officeooo:paragraph-rsid="00118903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officeooo:rsid="00118903" officeooo:paragraph-rsid="00118903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officeooo:rsid="0012eefc" officeooo:paragraph-rsid="0012eefc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officeooo:rsid="00131e45" officeooo:paragraph-rsid="00131e45" style:font-size-asian="10.5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officeooo:rsid="0013781f" officeooo:paragraph-rsid="0013781f" style:font-size-asian="10.5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fo:font-style="italic" officeooo:rsid="00118903" officeooo:paragraph-rsid="00118903" style:font-size-asian="10.5pt" style:font-style-asian="italic" style:font-size-complex="12pt" style:font-style-complex="italic"/>
    </style:style>
    <style:style style:name="P13" style:family="paragraph" style:parent-style-name="Standard">
      <style:paragraph-properties fo:text-align="justify" style:justify-single-word="false"/>
      <style:text-properties fo:font-size="12pt" fo:font-style="italic" fo:font-weight="bold" officeooo:rsid="00118903" officeooo:paragraph-rsid="00118903" style:font-size-asian="10.5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style="italic" fo:font-weight="bold" officeooo:rsid="00102c75" officeooo:paragraph-rsid="00118903" style:font-size-asian="10.5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2pt" fo:font-style="italic" fo:font-weight="bold" officeooo:rsid="0012eefc" officeooo:paragraph-rsid="0012eefc" style:font-size-asian="10.5pt" style:font-style-asian="italic" style:font-weight-asian="bold" style:font-size-complex="12pt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font-style="italic" fo:font-weight="bold" officeooo:rsid="00131e45" officeooo:paragraph-rsid="00131e45" style:font-size-asian="10.5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118903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2eefc" style:font-style-asian="italic" style:font-weight-asian="bold" style:font-style-complex="italic" style:font-weight-complex="bold"/>
    </style:style>
    <style:style style:name="T4" style:family="text">
      <style:text-properties officeooo:rsid="00131e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CASES</text:p>
      <text:p text:style-name="P2">1. START_ALARM</text:p>
      <text:p text:style-name="P6"/>
      <text:p text:style-name="P6">1-1) Missing ID </text:p>
      <text:p text:style-name="P6">* alarm&gt; Start_Alarm 5 hello</text:p>
      <text:p text:style-name="P6">Bad command</text:p>
      <text:p text:style-name="P6">* alarm&gt; Start_Alarm 10 hello</text:p>
      <text:p text:style-name="P6">Bad command</text:p>
      <text:p text:style-name="P6"/>
      <text:p text:style-name="P6">1-2) Missing Seconds</text:p>
      <text:p text:style-name="P6">* alarm&gt; Start_Alarm(10) hello</text:p>
      <text:p text:style-name="P6">Bad command</text:p>
      <text:p text:style-name="P6">* alarm&gt; Start_Alarm(5) hello</text:p>
      <text:p text:style-name="P6">Bad command</text:p>
      <text:p text:style-name="P6"/>
      <text:p text:style-name="P6">1-3) Missing Message</text:p>
      <text:p text:style-name="P6">* alarm&gt; Start_Alarm(10) 10 <text:s text:c="5"/></text:p>
      <text:p text:style-name="P6">Bad command</text:p>
      <text:p text:style-name="P6">* alarm&gt; Start_Alarm(10) 15</text:p>
      <text:p text:style-name="P6">Bad command</text:p>
      <text:p text:style-name="P6"/>
      <text:p text:style-name="P6">1-4) Invalid message length [automatically crop the message]</text:p>
      <text:p text:style-name="P6">*alarm&gt;Start_Alarm(10)10 11111111111111111111111111111111111111111111111111111111111111111111111111111111111111111111111111111111111111111111111111111111111111111111111111111111111111111111111111111111111111111111111111111111111111111111111111111111111111111111111111</text:p>
      <text:p text:style-name="P6">Alarm(10) Inserted by Main Thread Into 366962496 Alarm list at 1582491119: ["111111111111111111111111111111111111111111111111111111111111111111111111111111111111111111111111111111111111"]</text:p>
      <text:p text:style-name="P6"/>
      <text:p text:style-name="P8">1-5) overlapped ID[sorted base on seconds]</text:p>
      <text:p text:style-name="P8">* <text:span text:style-name="T2">alarm&gt; Start_Alarm(10) 10 hello</text:span></text:p>
      <text:p text:style-name="P12">Alarm(10) Inserted by Main Thread Into -456698048 Alarm list at 1582491357: ["hello"]</text:p>
      <text:p text:style-name="P8">alarm&gt; Alarm Thread Created New Display Alarm Thread -464910592 For Alarm(10) at 1582491357:hello</text:p>
      <text:p text:style-name="P8">Alarm(10) Printed by Alarm Display Thread -473303296 at 1582491348 : hello </text:p>
      <text:p text:style-name="P13">alarm&gt; Start_Alarm(10) 15 hello2</text:p>
      <text:p text:style-name="P8">Alarm(10) Printed by Alarm Display Thread -473303296 at 1582491353 : hello </text:p>
      <text:p text:style-name="P8">Alarm Thread Removed Alarm(10) at 1582491358: hello</text:p>
      <text:p text:style-name="P12">Alarm(10) Inserted by Main Thread Into -456698048 Alarm list at 1582491373: ["hello2"]</text:p>
      <text:p text:style-name="P12">alarm&gt; Alarm Thread Created New Display Alarm Thread -464910592 For Alarm(10) at 1582491373:hello2</text:p>
      <text:p text:style-name="P8">Alarm(10) Printed by Alarm Display Thread -473303296 at 1582491359 : hello2 </text:p>
      <text:p text:style-name="P8">Alarm(10) Printed by Alarm Display Thread -473303296 at 1582491364 : hello2 </text:p>
      <text:p text:style-name="P8">Alarm(10) Printed by Alarm Display Thread -473303296 at 1582491369 : hello2 </text:p>
      <text:p text:style-name="P8">Alarm Thread Removed Alarm(10) at 1582491374: hello2</text:p>
      <text:p text:style-name="P8"/>
      <text:p text:style-name="P8"/>
      <text:p text:style-name="P8"><text:soft-page-break/>1-6) Valid <text:s/>Syntax</text:p>
      <text:p text:style-name="P8">*<text:span text:style-name="T2"> </text:span><text:span text:style-name="T3">alarm&gt; </text:span><text:span text:style-name="T2">Start_Alarm(10) 10 hello</text:span></text:p>
      <text:p text:style-name="P8">Alarm(10) Inserted by Main Thread Into -1053964480 Alarm list at 1582492011: ["hello"]</text:p>
      <text:p text:style-name="P8">alarm&gt; Alarm Thread Created New Display Alarm Thread -1062177024 For Alarm(10) at 1582492011:hello</text:p>
      <text:p text:style-name="P4"/>
      <text:p text:style-name="P3">1. <text:span text:style-name="T1">Change_Alarm</text:span></text:p>
      <text:p text:style-name="P7"><text:span text:style-name="T4">2</text:span>-1) Missing ID </text:p>
      <text:p text:style-name="P7">*<text:span text:style-name="T2"> alarm&gt; Start_Alarm(10) 10 hello</text:span> </text:p>
      <text:p text:style-name="P7">Alarm(10) Inserted by Main Thread Into 1140840256 Alarm list at 1582491671: ["hello "]</text:p>
      <text:p text:style-name="P7">alarm&gt; Alarm Thread Created New Display Alarm Thread 1132627712 For Alarm(10) at 1582491671:hello </text:p>
      <text:p text:style-name="P7">Alarm(10) Printed by Alarm Display Thread 1124235008 at 1582491662 : hello <text:s/></text:p>
      <text:p text:style-name="P14">alarm&gt; Change_Alarm 15 Hi</text:p>
      <text:p text:style-name="P7">Bad command</text:p>
      <text:p text:style-name="P7"/>
      <text:p text:style-name="P7"><text:span text:style-name="T4">2</text:span>-2) Missing Seconds</text:p>
      <text:p text:style-name="P7">*<text:span text:style-name="T2">alarm&gt; Start_Alarm(10) 10 hello</text:span></text:p>
      <text:p text:style-name="P7">Alarm(10) Inserted by Main Thread Into 1673676608 Alarm list at 1582491748: ["hello"]</text:p>
      <text:p text:style-name="P7">alarm&gt; Alarm Thread Created New Display Alarm Thread 1665464064 For Alarm(10) at 1582491748:hello</text:p>
      <text:p text:style-name="P7">Alarm(10) Printed by Alarm Display Thread 1657071360 at 1582491738 : hello </text:p>
      <text:p text:style-name="P14">alarm&gt; Change_Alarm(10) Hi</text:p>
      <text:p text:style-name="P7">Bad command</text:p>
      <text:p text:style-name="P7"/>
      <text:p text:style-name="P7"><text:span text:style-name="T4">2</text:span>-3) Missing Message</text:p>
      <text:p text:style-name="P7">*<text:span text:style-name="T2">Start_Alarm(10) 10 hello</text:span></text:p>
      <text:p text:style-name="P7">Alarm(10) Inserted by Main Thread Into 563115840 Alarm list at 1582491824: ["hello"]</text:p>
      <text:p text:style-name="P7">alarm&gt; Alarm Thread Created New Display Alarm Thread 554903296 For Alarm(10) at 1582491824:hello</text:p>
      <text:p text:style-name="P7">Alarm(10) Printed by Alarm Display Thread 546510592 at 1582491814 : hello </text:p>
      <text:p text:style-name="P14">alarm&gt; Change_Alarm(10) Hi</text:p>
      <text:p text:style-name="P7">Bad command</text:p>
      <text:p text:style-name="P7"/>
      <text:p text:style-name="P9"><text:span text:style-name="T4">2</text:span>-4) Valid Syntax</text:p>
      <text:p text:style-name="P9">* <text:span text:style-name="T2">Start_Alarm(10) 10 Hello</text:span></text:p>
      <text:p text:style-name="P9">Alarm(10) Inserted by Main Thread Into 556996416 Alarm list at 1582492109: ["Hello"]</text:p>
      <text:p text:style-name="P15">alarm&gt; <text:s/>Change_Alarm(10) 15 HI </text:p>
      <text:p text:style-name="P9">alarm&gt; Alarm(10) Changed at &lt;1582492161&gt;: HI</text:p>
      <text:p text:style-name="P9"/>
      <text:p text:style-name="P5">3. Display Alarm</text:p>
      <text:p text:style-name="P9"><text:span text:style-name="T4">3</text:span>-1) <text:span text:style-name="T4">Display Alarm and Remove Alarm </text:span></text:p>
      <text:p text:style-name="P9">* <text:span text:style-name="T2">alarm&gt; Start_Alarm(10) 10 hello </text:span></text:p>
      <text:p text:style-name="P9">Alarm(10) Inserted by Main Thread Into -1295231168 Alarm list at 1582492588: ["hello "]</text:p>
      <text:p text:style-name="P9">alarm&gt; Alarm Thread Created New Display Alarm Thread -1303443712 For Alarm(10) at 1582492588:hello </text:p>
      <text:p text:style-name="P9">Alarm(10) Printed by Alarm Display Thread -1311836416 at 1582492579 : hello <text:s/></text:p>
      <text:p text:style-name="P9">Alarm(10) Printed by Alarm Display Thread -1311836416 at 1582492584 : hello <text:s/></text:p>
      <text:p text:style-name="P9"><text:soft-page-break/><text:span text:style-name="T2">Alarm Thread Removed Alarm(10) at 1582492589: hello</text:span> </text:p>
      <text:p text:style-name="P9"/>
      <text:p text:style-name="P10">3-2) Multiple Alarms</text:p>
      <text:p text:style-name="P16">alarm&gt; Start_Alarm(10) 10 Alarm1</text:p>
      <text:p text:style-name="P10">Alarm(10) Inserted by Main Thread Into 351983424 Alarm list at 1582492830: ["Alarm1"]</text:p>
      <text:p text:style-name="P10">alarm&gt; Alarm Thread Created New Display Alarm Thread 343770880 For Alarm(10) at 1582492830:Alarm1</text:p>
      <text:p text:style-name="P10">Alarm(10) Printed by Alarm Display Thread 335378176 at 1582492820 : Alarm1 </text:p>
      <text:p text:style-name="P10">Alarm(10) Printed by Alarm Display Thread 335378176 at 1582492825 : Alarm1 </text:p>
      <text:p text:style-name="P16">alarm&gt; Start_Alarm(15) 15 Alarm2</text:p>
      <text:p text:style-name="P10">Alarm Thread Removed Alarm(10) at 1582492830: Alarm1</text:p>
      <text:p text:style-name="P10">Alarm(15) Inserted by Main Thread Into 351983424 Alarm list at 1582492845: ["Alarm2"]</text:p>
      <text:p text:style-name="P10">alarm&gt; Alarm Thread Created New Display Alarm Thread 343770880 For Alarm(15) at 1582492845:Alarm2</text:p>
      <text:p text:style-name="P10">Alarm(15) Printed by Alarm Display Thread 335378176 at 1582492831 : Alarm2 </text:p>
      <text:p text:style-name="P10">Alarm(15) Printed by Alarm Display Thread 335378176 at 1582492836 : Alarm2 </text:p>
      <text:p text:style-name="P10">alarm&gt; Alarm(15) Printed by Alarm Display Thread 335378176 at 1582492841 : Alarm2 </text:p>
      <text:p text:style-name="P10">Alarm Thread Removed Alarm(15) at 1582492846: Alarm2</text:p>
      <text:p text:style-name="P16">alarm&gt; Start_Alarm(20) 15 Alarm3</text:p>
      <text:p text:style-name="P10">Alarm(20) Inserted by Main Thread Into 351983424 Alarm list at 1582492894: ["Alarm3"]</text:p>
      <text:p text:style-name="P10">alarm&gt; Alarm Thread Created New Display Alarm Thread 343770880 For Alarm(20) at 1582492894:Alarm3</text:p>
      <text:p text:style-name="P10">Alarm(20) Printed by Alarm Display Thread 335378176 at 1582492879 : Alarm3 </text:p>
      <text:p text:style-name="P10">Alarm(20) Printed by Alarm Display Thread 335378176 at 1582492884 : Alarm3 </text:p>
      <text:p text:style-name="P10">Alarm(20) Printed by Alarm Display Thread 335378176 at 1582492889 : Alarm3 </text:p>
      <text:p text:style-name="P10">Alarm Thread Removed Alarm(20) at 1582492894: Alarm3</text:p>
      <text:p text:style-name="P10"/>
      <text:p text:style-name="P11">3-3) Extra Long Alarm </text:p>
      <text:p text:style-name="P11"><text:s/>* <text:span text:style-name="T4">alarm&gt; Start_Alarm(10) 1000000 LongAlarm</text:span></text:p>
      <text:p text:style-name="P10">Alarm(10) Inserted by Main Thread Into -187222208 Alarm list at 1583493143: ["LongAlarm"]</text:p>
      <text:p text:style-name="P10">alarm&gt; Alarm Thread Created New Display Alarm Thread -195434752 For Alarm(10) at 1583493143:LongAlarm</text:p>
      <text:p text:style-name="P10">Alarm(10) Printed by Alarm Display Thread -203827456 at 1582493144 : LongAlarm </text:p>
      <text:p text:style-name="P10">Alarm(10) Printed by Alarm Display Thread -203827456 at 1582493149 : LongAlarm </text:p>
      <text:p text:style-name="P10">Alarm(10) Printed by Alarm Display Thread -203827456 at 1582493154 : LongAlarm </text:p>
      <text:p text:style-name="P10">Alarm(10) Printed by Alarm Display Thread -203827456 at 1582493159 : LongAlarm </text:p>
      <text:p text:style-name="P10">Alarm(10) Printed by Alarm Display Thread -203827456 at 1582493164 : LongAlarm </text:p>
      <text:p text:style-name="P10">Alarm(10) Printed by Alarm Display Thread -203827456 at 1582493169 : LongAlarm </text:p>
      <text:p text:style-name="P10">Alarm(10) Printed by Alarm Display Thread -203827456 at 1582493174 : LongAlarm </text:p>
      <text:p text:style-name="P10">Alarm(10) Printed by Alarm Display Thread -203827456 at 1582493179 : LongAlarm </text:p>
      <text:p text:style-name="P10">Alarm(10) Printed by Alarm Display Thread -203827456 at 1582493184 : LongAlarm </text:p>
      <text:p text:style-name="P10">Alarm(10) Printed by Alarm Display Thread -203827456 at 1582493189 : LongAlarm </text:p>
      <text:p text:style-name="P10">Alarm(10) Printed by Alarm Display Thread -203827456 at 1582493194 : LongAlarm </text:p>
      <text:p text:style-name="P10">Alarm(10) Printed by Alarm Display Thread -203827456 at 1582493199 : LongAlarm </text:p>
      <text:p text:style-name="P10">Alarm(10) Printed by Alarm Display Thread -203827456 at 1582493204 : LongAlarm </text:p>
      <text:p text:style-name="P10">Alarm(10) Printed by Alarm Display Thread -203827456 at 1582493209 : LongAlarm </text:p>
      <text:p text:style-name="P10">Alarm(10) Printed by Alarm Display Thread -203827456 at 1582493214 : LongAlarm </text:p>
      <text:p text:style-name="P10">Alarm(10) Printed by Alarm Display Thread -203827456 at 1582493219 : LongAlarm </text:p>
      <text:p text:style-name="P10">Alarm(10) Printed by Alarm Display Thread -203827456 at 1582493224 : LongAlarm </text:p>
      <text:p text:style-name="P10"><text:soft-page-break/>Alarm(10) Printed by Alarm Display Thread -203827456 at 1582493229 : LongAlarm </text:p>
      <text:p text:style-name="P10">Alarm(10) Printed by Alarm Display Thread -203827456 at 1582493234 : LongAlarm </text:p>
      <text:p text:style-name="P10">Alarm(10) Printed by Alarm Display Thread -203827456 at 1582493239 : LongAlarm </text:p>
      <text:p text:style-name="P10">Alarm(10) Printed by Alarm Display Thread -203827456 at 1582493244 : LongAlarm </text:p>
      <text:p text:style-name="P10">Alarm(10) Printed by Alarm Display Thread -203827456 at 1582493249 : LongAlarm </text:p>
      <text:p text:style-name="P10">Alarm(10) Printed by Alarm Display Thread -203827456 at 1582493254 : LongAlarm </text:p>
      <text:p text:style-name="P10">Alarm(10) Printed by Alarm Display Thread -203827456 at 1582493259 : LongAlar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15:43:59.349106259</meta:creation-date>
    <dc:date>2020-02-23T16:29:55.845251718</dc:date>
    <meta:editing-duration>PT5M5S</meta:editing-duration>
    <meta:editing-cycles>2</meta:editing-cycles>
    <meta:generator>LibreOffice/6.1.5.2$Linux_X86_64 LibreOffice_project/90f8dcf33c87b3705e78202e3df5142b201bd805</meta:generator>
    <meta:document-statistic meta:table-count="0" meta:image-count="0" meta:object-count="0" meta:page-count="4" meta:paragraph-count="122" meta:word-count="984" meta:character-count="7323" meta:non-whitespace-character-count="6398"/>
  </office:meta>
</office:document-meta>
</file>